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2A0000045CE989D103AE9AC35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paragraph-rsid="003414a7"/>
    </style:style>
    <style:style style:name="fr1" style:family="graphic" style:parent-style-name="Graphics">
      <style:graphic-properties style:horizontal-pos="center" style:horizontal-rel="paragraph" style:mirror="horizontal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82.26mm" svg:height="135.01mm" draw:z-index="0"><draw:image xlink:href="Pictures/100000000000062A0000045CE989D103AE9AC35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35:39.209816228</meta:creation-date>
    <dc:date>2019-04-07T09:42:23.306158355</dc:date>
    <meta:editing-duration>PT3H46M34S</meta:editing-duration>
    <meta:editing-cycles>34</meta:editing-cycles>
    <meta:generator>LibreOffice/6.1.5.2$Linux_X86_64 LibreOffice_project/10$Build-2</meta:generator>
    <meta:print-date>2019-04-07T09:41:02.882525639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